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Text_20_body">
      <style:text-properties officeooo:rsid="032fb9c7" officeooo:paragraph-rsid="032fb9c7"/>
    </style:style>
    <style:style style:name="P13" style:family="paragraph" style:parent-style-name="Text_20_body">
      <style:text-properties officeooo:paragraph-rsid="0339c8a5"/>
    </style:style>
    <style:style style:name="P14" style:family="paragraph" style:parent-style-name="Standard">
      <style:text-properties officeooo:rsid="02da355a" officeooo:paragraph-rsid="02da355a"/>
    </style:style>
    <style:style style:name="P15" style:family="paragraph" style:parent-style-name="Standard">
      <style:text-properties officeooo:rsid="02e3e3d7" officeooo:paragraph-rsid="02e3e3d7"/>
    </style:style>
    <style:style style:name="P16" style:family="paragraph" style:parent-style-name="Standard">
      <style:text-properties officeooo:rsid="031f56a8" officeooo:paragraph-rsid="03203e45"/>
    </style:style>
    <style:style style:name="P17" style:family="paragraph" style:parent-style-name="Standard">
      <style:text-properties officeooo:rsid="0322bee4" officeooo:paragraph-rsid="0322bee4"/>
    </style:style>
    <style:style style:name="P18" style:family="paragraph" style:parent-style-name="Standard">
      <style:text-properties officeooo:rsid="0329ceb1" officeooo:paragraph-rsid="0329ceb1"/>
    </style:style>
    <style:style style:name="P19" style:family="paragraph" style:parent-style-name="Standard">
      <style:text-properties fo:font-style="normal" officeooo:rsid="0322bee4" officeooo:paragraph-rsid="03203e45" style:font-style-asian="normal" style:font-style-complex="normal"/>
    </style:style>
    <style:style style:name="P20" style:family="paragraph" style:parent-style-name="Standard">
      <style:text-properties fo:font-style="normal" officeooo:rsid="0322bee4" officeooo:paragraph-rsid="0322bee4" style:font-style-asian="normal" style:font-style-complex="normal"/>
    </style:style>
    <style:style style:name="P21" style:family="paragraph" style:parent-style-name="Standard">
      <style:text-properties fo:font-style="normal" officeooo:rsid="03267323" officeooo:paragraph-rsid="03267323" style:font-style-asian="normal" style:font-style-complex="normal"/>
    </style:style>
    <style:style style:name="P22" style:family="paragraph" style:parent-style-name="Standard">
      <style:text-properties fo:font-style="normal" officeooo:rsid="032826b7" officeooo:paragraph-rsid="0326c102" style:font-style-asian="normal" style:font-style-complex="normal"/>
    </style:style>
    <style:style style:name="P23" style:family="paragraph" style:parent-style-name="Standard">
      <style:text-properties officeooo:paragraph-rsid="0326c102"/>
    </style:style>
    <style:style style:name="P24" style:family="paragraph" style:parent-style-name="Standard">
      <style:text-properties officeooo:paragraph-rsid="03267323"/>
    </style:style>
    <style:style style:name="P25" style:family="paragraph" style:parent-style-name="Standard">
      <style:paragraph-properties fo:text-align="start" style:justify-single-word="false" style:writing-mode="lr-tb"/>
      <style:text-properties officeooo:rsid="02fa2f7d" officeooo:paragraph-rsid="02fa2f7d"/>
    </style:style>
    <style:style style:name="P26" style:family="paragraph" style:parent-style-name="Standard">
      <style:paragraph-properties fo:text-align="start" style:justify-single-word="false" style:writing-mode="lr-tb"/>
      <style:text-properties officeooo:rsid="02fa2f7d" officeooo:paragraph-rsid="02fdf790"/>
    </style:style>
    <style:style style:name="P27" style:family="paragraph" style:parent-style-name="Standard">
      <style:paragraph-properties fo:text-align="start" style:justify-single-word="false" style:writing-mode="lr-tb"/>
      <style:text-properties officeooo:rsid="02fa2f7d" officeooo:paragraph-rsid="030fa7a8"/>
    </style:style>
    <style:style style:name="P28" style:family="paragraph" style:parent-style-name="Standard">
      <style:paragraph-properties fo:text-align="start" style:justify-single-word="false" style:writing-mode="lr-tb"/>
      <style:text-properties officeooo:rsid="02fa2f7d" officeooo:paragraph-rsid="032b5da0"/>
    </style:style>
    <style:style style:name="P29" style:family="paragraph" style:parent-style-name="Standard">
      <style:paragraph-properties fo:text-align="start" style:justify-single-word="false" style:writing-mode="lr-tb"/>
      <style:text-properties officeooo:rsid="030fa7a8" officeooo:paragraph-rsid="032b5da0"/>
    </style:style>
    <style:style style:name="P30" style:family="paragraph" style:parent-style-name="Standard">
      <style:paragraph-properties fo:text-align="start" style:justify-single-word="false" style:writing-mode="lr-tb"/>
      <style:text-properties officeooo:rsid="030fe61b" officeooo:paragraph-rsid="032b5da0"/>
    </style:style>
    <style:style style:name="P31"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32"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3"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34" style:family="paragraph" style:parent-style-name="Standard">
      <style:paragraph-properties style:line-height-at-least="0.198in" fo:text-align="start" style:justify-single-word="false" style:writing-mode="lr-tb"/>
    </style:style>
    <style:style style:name="P35" style:family="paragraph" style:parent-style-name="Standard">
      <style:paragraph-properties fo:text-align="start" style:justify-single-word="false" style:writing-mode="lr-tb"/>
      <style:text-properties officeooo:paragraph-rsid="0322bee4"/>
    </style:style>
    <style:style style:name="P36" style:family="paragraph" style:parent-style-name="Standard">
      <style:paragraph-properties fo:text-align="end" style:justify-single-word="false" style:writing-mode="rl-tb"/>
      <style:text-properties officeooo:rsid="02e764d0" officeooo:paragraph-rsid="02e764d0"/>
    </style:style>
    <style:style style:name="P37" style:family="paragraph" style:parent-style-name="Standard">
      <style:paragraph-properties fo:text-align="end" style:justify-single-word="false" style:writing-mode="rl-tb"/>
      <style:text-properties officeooo:rsid="02f09d1f" officeooo:paragraph-rsid="0311bd38"/>
    </style:style>
    <style:style style:name="P38" style:family="paragraph" style:parent-style-name="Standard">
      <style:paragraph-properties fo:text-align="end" style:justify-single-word="false" style:writing-mode="rl-tb"/>
      <style:text-properties officeooo:rsid="02f3083c" officeooo:paragraph-rsid="02f3083c"/>
    </style:style>
    <style:style style:name="P39" style:family="paragraph" style:parent-style-name="Standard">
      <style:paragraph-properties fo:text-align="end" style:justify-single-word="false" style:writing-mode="rl-tb"/>
      <style:text-properties officeooo:rsid="02fa2f7d" officeooo:paragraph-rsid="02fa2f7d"/>
    </style:style>
    <style:style style:name="P40" style:family="paragraph" style:parent-style-name="Standard">
      <style:paragraph-properties fo:text-align="end" style:justify-single-word="false" style:writing-mode="rl-tb"/>
      <style:text-properties officeooo:rsid="02fc1143" officeooo:paragraph-rsid="02fc1143"/>
    </style:style>
    <style:style style:name="P41" style:family="paragraph" style:parent-style-name="Standard">
      <style:paragraph-properties fo:text-align="end" style:justify-single-word="false" style:writing-mode="rl-tb"/>
      <style:text-properties officeooo:rsid="030fe61b" officeooo:paragraph-rsid="032b5da0"/>
    </style:style>
    <style:style style:name="P42" style:family="paragraph" style:parent-style-name="Standard">
      <style:paragraph-properties fo:text-align="end" style:justify-single-word="false" style:writing-mode="rl-tb"/>
      <style:text-properties officeooo:rsid="02e3e3d7" officeooo:paragraph-rsid="02f09d1f"/>
    </style:style>
    <style:style style:name="P43" style:family="paragraph" style:parent-style-name="Standard">
      <style:paragraph-properties fo:text-align="end" style:justify-single-word="false" style:writing-mode="rl-tb"/>
      <style:text-properties officeooo:rsid="0315ef57" officeooo:paragraph-rsid="032b5da0"/>
    </style:style>
    <style:style style:name="P44" style:family="paragraph" style:parent-style-name="Standard">
      <style:paragraph-properties fo:text-align="end" style:justify-single-word="false" style:writing-mode="rl-tb"/>
      <style:text-properties officeooo:rsid="0316b4b1" officeooo:paragraph-rsid="0316b4b1"/>
    </style:style>
    <style:style style:name="P45" style:family="paragraph" style:parent-style-name="Standard">
      <style:paragraph-properties fo:text-align="end" style:justify-single-word="false" style:writing-mode="rl-tb"/>
      <style:text-properties officeooo:rsid="0316b4b1" officeooo:paragraph-rsid="0300d043"/>
    </style:style>
    <style:style style:name="P46" style:family="paragraph" style:parent-style-name="Standard">
      <style:paragraph-properties fo:text-align="end" style:justify-single-word="false" style:writing-mode="rl-tb"/>
      <style:text-properties officeooo:rsid="0316b4b1" officeooo:paragraph-rsid="032b5da0"/>
    </style:style>
    <style:style style:name="P47" style:family="paragraph" style:parent-style-name="Standard">
      <style:paragraph-properties fo:text-align="end" style:justify-single-word="false" style:writing-mode="rl-tb"/>
      <style:text-properties officeooo:rsid="0300d043" officeooo:paragraph-rsid="032b5da0"/>
    </style:style>
    <style:style style:name="P48" style:family="paragraph" style:parent-style-name="Standard">
      <style:paragraph-properties fo:text-align="end" style:justify-single-word="false" style:writing-mode="rl-tb"/>
      <style:text-properties officeooo:rsid="032b5da0" officeooo:paragraph-rsid="030e8da6"/>
    </style:style>
    <style:style style:name="P49" style:family="paragraph" style:parent-style-name="Heading_20_2">
      <style:paragraph-properties fo:text-align="end" style:justify-single-word="false" style:writing-mode="rl-tb"/>
      <style:text-properties officeooo:rsid="02f3a06f" officeooo:paragraph-rsid="02f3a06f"/>
    </style:style>
    <style:style style:name="P50" style:family="paragraph" style:parent-style-name="Heading_20_2">
      <style:paragraph-properties fo:text-align="end" style:justify-single-word="false" style:writing-mode="rl-tb"/>
      <style:text-properties officeooo:rsid="02f52956" officeooo:paragraph-rsid="02f52956"/>
    </style:style>
    <style:style style:name="P51" style:family="paragraph" style:parent-style-name="Heading_20_2">
      <style:paragraph-properties fo:text-align="end" style:justify-single-word="false" style:writing-mode="rl-tb"/>
      <style:text-properties officeooo:rsid="0316f640" officeooo:paragraph-rsid="0316f640"/>
    </style:style>
    <style:style style:name="P52" style:family="paragraph" style:parent-style-name="Heading_20_2">
      <style:paragraph-properties fo:text-align="end" style:justify-single-word="false" style:writing-mode="rl-tb"/>
      <style:text-properties officeooo:rsid="031c8c18" officeooo:paragraph-rsid="031c8c18"/>
    </style:style>
    <style:style style:name="P53" style:family="paragraph" style:parent-style-name="Heading_20_2">
      <style:text-properties officeooo:rsid="02ece2fe" officeooo:paragraph-rsid="02ece2fe"/>
    </style:style>
    <style:style style:name="P54" style:family="paragraph" style:parent-style-name="Heading_20_2">
      <style:text-properties officeooo:rsid="02da355a" officeooo:paragraph-rsid="02d95c68"/>
    </style:style>
    <style:style style:name="P55" style:family="paragraph" style:parent-style-name="Standard" style:list-style-name="L3">
      <style:paragraph-properties fo:text-align="start" style:justify-single-word="false" style:writing-mode="lr-tb"/>
      <style:text-properties officeooo:rsid="02e190ff" officeooo:paragraph-rsid="02e190ff"/>
    </style:style>
    <style:style style:name="P56" style:family="paragraph" style:parent-style-name="Standard" style:list-style-name="L3">
      <style:paragraph-properties fo:text-align="start" style:justify-single-word="false" style:writing-mode="lr-tb"/>
      <style:text-properties officeooo:rsid="030fa7a8" officeooo:paragraph-rsid="030fa7a8"/>
    </style:style>
    <style:style style:name="P57" style:family="paragraph" style:parent-style-name="Standard" style:list-style-name="L3">
      <style:paragraph-properties fo:text-align="start" style:justify-single-word="false" style:writing-mode="lr-tb"/>
      <style:text-properties officeooo:rsid="02e19340" officeooo:paragraph-rsid="02e19340"/>
    </style:style>
    <style:style style:name="P58" style:family="paragraph" style:parent-style-name="Standard" style:list-style-name="L3">
      <style:paragraph-properties fo:text-align="start" style:justify-single-word="false" style:writing-mode="lr-tb"/>
      <style:text-properties officeooo:rsid="02edef5a" officeooo:paragraph-rsid="02edef5a"/>
    </style:style>
    <style:style style:name="P59" style:family="paragraph" style:parent-style-name="Standard" style:list-style-name="L4">
      <style:paragraph-properties fo:text-align="start" style:justify-single-word="false" style:writing-mode="lr-tb"/>
      <style:text-properties officeooo:rsid="0311bd38" officeooo:paragraph-rsid="0311bd38"/>
    </style:style>
    <style:style style:name="P60" style:family="paragraph" style:parent-style-name="Standard" style:list-style-name="L4">
      <style:paragraph-properties fo:text-align="start" style:justify-single-word="false" style:writing-mode="lr-tb"/>
      <style:text-properties officeooo:rsid="02e764d0" officeooo:paragraph-rsid="02e764d0"/>
    </style:style>
    <style:style style:name="P61" style:family="paragraph" style:parent-style-name="Standard" style:list-style-name="L4">
      <style:paragraph-properties fo:text-align="end" style:justify-single-word="false" style:writing-mode="rl-tb"/>
      <style:text-properties officeooo:rsid="02e8da1b" officeooo:paragraph-rsid="0311bd38"/>
    </style:style>
    <style:style style:name="P62" style:family="paragraph" style:parent-style-name="Standard" style:list-style-name="L4">
      <style:paragraph-properties fo:text-align="end" style:justify-single-word="false" style:writing-mode="rl-tb"/>
      <style:text-properties officeooo:rsid="02e62e0a" officeooo:paragraph-rsid="0311bd38"/>
    </style:style>
    <style:style style:name="P63" style:family="paragraph" style:parent-style-name="Standard" style:list-style-name="L4">
      <style:paragraph-properties fo:text-align="end" style:justify-single-word="false" style:writing-mode="rl-tb"/>
      <style:text-properties officeooo:rsid="02e764d0" officeooo:paragraph-rsid="02e764d0"/>
    </style:style>
    <style:style style:name="P64" style:family="paragraph" style:parent-style-name="Standard" style:list-style-name="L5">
      <style:paragraph-properties fo:text-align="end" style:justify-single-word="false" style:writing-mode="rl-tb"/>
      <style:text-properties officeooo:rsid="02fa2f7d" officeooo:paragraph-rsid="02fa2f7d"/>
    </style:style>
    <style:style style:name="P65" style:family="paragraph" style:parent-style-name="Standard" style:list-style-name="L6">
      <style:paragraph-properties fo:text-align="end" style:justify-single-word="false" style:writing-mode="rl-tb"/>
      <style:text-properties officeooo:rsid="0315ef57" officeooo:paragraph-rsid="032b5da0"/>
    </style:style>
    <style:style style:name="P66" style:family="paragraph" style:parent-style-name="Text_20_body">
      <style:text-properties officeooo:rsid="0334b1e7"/>
    </style:style>
    <style:style style:name="P67" style:family="paragraph" style:parent-style-name="Text_20_body" style:list-style-name="L1"/>
    <style:style style:name="P68" style:family="paragraph" style:parent-style-name="Text_20_body" style:list-style-name="L1">
      <style:text-properties officeooo:paragraph-rsid="02f5554e"/>
    </style:style>
    <style:style style:name="P69" style:family="paragraph" style:parent-style-name="Text_20_body" style:list-style-name="L1">
      <style:text-properties officeooo:rsid="0303c93f" officeooo:paragraph-rsid="0303c93f"/>
    </style:style>
    <style:style style:name="P70" style:family="paragraph" style:parent-style-name="Text_20_body" style:list-style-name="L2">
      <style:text-properties officeooo:rsid="02c3cd30" officeooo:paragraph-rsid="02c3cd30"/>
    </style:style>
    <style:style style:name="P71" style:family="paragraph" style:parent-style-name="Text_20_body" style:list-style-name="L2">
      <style:text-properties officeooo:rsid="02c67877" officeooo:paragraph-rsid="02c67877"/>
    </style:style>
    <style:style style:name="P72" style:family="paragraph" style:parent-style-name="Text_20_body" style:list-style-name="L7">
      <style:text-properties officeooo:rsid="0318152e" officeooo:paragraph-rsid="0318152e"/>
    </style:style>
    <style:style style:name="P73" style:family="paragraph" style:parent-style-name="Text_20_body" style:list-style-name="L8">
      <style:text-properties officeooo:rsid="032fb9c7" officeooo:paragraph-rsid="032fb9c7"/>
    </style:style>
    <style:style style:name="P74" style:family="paragraph" style:parent-style-name="Text_20_body" style:list-style-name="L9"/>
    <style:style style:name="P75" style:family="paragraph" style:parent-style-name="Text_20_body" style:list-style-name="L9">
      <style:text-properties officeooo:rsid="02d00e5f" officeooo:paragraph-rsid="02d00e5f"/>
    </style:style>
    <style:style style:name="P76" style:family="paragraph" style:parent-style-name="Text_20_body">
      <style:text-properties officeooo:rsid="0340a34c" officeooo:paragraph-rsid="0340a34c"/>
    </style:style>
    <style:style style:name="P77" style:family="paragraph" style:parent-style-name="Text_20_body">
      <style:text-properties officeooo:rsid="0342fd7e" officeooo:paragraph-rsid="0342fd7e"/>
    </style:style>
    <style:style style:name="P78" style:family="paragraph" style:parent-style-name="Text_20_body">
      <style:text-properties officeooo:rsid="03436456" officeooo:paragraph-rsid="03436456"/>
    </style:style>
    <style:style style:name="P79" style:family="paragraph" style:parent-style-name="Text_20_body">
      <style:paragraph-properties fo:text-align="start" style:justify-single-word="false" style:writing-mode="lr-tb"/>
      <style:text-properties officeooo:rsid="0340a34c" officeooo:paragraph-rsid="0340a34c"/>
    </style:style>
    <style:style style:name="P80" style:family="paragraph" style:parent-style-name="Text_20_body">
      <style:paragraph-properties fo:text-align="start" style:justify-single-word="false" style:writing-mode="lr-tb"/>
      <style:text-properties officeooo:rsid="0342fd7e" officeooo:paragraph-rsid="0342fd7e"/>
    </style:style>
    <style:style style:name="P81" style:family="paragraph" style:parent-style-name="Text_20_body">
      <style:paragraph-properties fo:text-align="end" style:justify-single-word="false" style:writing-mode="rl-tb"/>
      <style:text-properties officeooo:rsid="0340a34c" officeooo:paragraph-rsid="0340a34c"/>
    </style:style>
    <style:style style:name="P82" style:family="paragraph" style:parent-style-name="Text_20_body" style:list-style-name="L10">
      <style:paragraph-properties fo:text-align="end" style:justify-single-word="false" style:writing-mode="rl-tb"/>
      <style:text-properties officeooo:rsid="0340a34c" officeooo:paragraph-rsid="0340a34c"/>
    </style:style>
    <style:style style:name="P83" style:family="paragraph" style:parent-style-name="Text_20_body" style:list-style-name="L10">
      <style:paragraph-properties fo:text-align="end" style:justify-single-word="false" style:writing-mode="rl-tb"/>
      <style:text-properties officeooo:paragraph-rsid="0340a34c"/>
    </style:style>
    <style:style style:name="P84" style:family="paragraph" style:parent-style-name="Heading_20_1">
      <style:text-properties officeooo:rsid="02b2d148" officeooo:paragraph-rsid="0331c29b"/>
    </style:style>
    <style:style style:name="P85" style:family="paragraph" style:parent-style-name="Heading_20_2">
      <style:paragraph-properties fo:text-align="end" style:justify-single-word="false" style:writing-mode="rl-tb"/>
      <style:text-properties officeooo:rsid="0340a34c" officeooo:paragraph-rsid="0340a34c"/>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c3cd30" style:font-weight-asian="normal" style:font-weight-complex="normal"/>
    </style:style>
    <style:style style:name="T8" style:family="text">
      <style:text-properties fo:font-weight="normal" officeooo:rsid="02d00e5f" style:font-weight-asian="normal" style:font-weight-complex="normal"/>
    </style:style>
    <style:style style:name="T9" style:family="text">
      <style:text-properties fo:font-weight="normal" officeooo:rsid="02d19180" style:font-weight-asian="normal" style:font-weight-complex="normal"/>
    </style:style>
    <style:style style:name="T10" style:family="text">
      <style:text-properties fo:font-weight="normal" officeooo:rsid="02d2629c" style:font-weight-asian="normal" style:font-weight-complex="normal"/>
    </style:style>
    <style:style style:name="T11" style:family="text">
      <style:text-properties fo:font-weight="normal" officeooo:rsid="02d3684e" style:font-weight-asian="normal" style:font-weight-complex="normal"/>
    </style:style>
    <style:style style:name="T12" style:family="text">
      <style:text-properties fo:font-weight="normal" officeooo:rsid="02d415e5" style:font-weight-asian="normal" style:font-weight-complex="normal"/>
    </style:style>
    <style:style style:name="T13" style:family="text">
      <style:text-properties fo:font-weight="normal" officeooo:rsid="030ae132" style:font-weight-asian="normal" style:font-weight-complex="normal"/>
    </style:style>
    <style:style style:name="T14" style:family="text">
      <style:text-properties fo:font-weight="normal" officeooo:rsid="02f82d7a"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df0015"/>
    </style:style>
    <style:style style:name="T25" style:family="text">
      <style:text-properties officeooo:rsid="02e464f3"/>
    </style:style>
    <style:style style:name="T26" style:family="text">
      <style:text-properties officeooo:rsid="02e7b78d"/>
    </style:style>
    <style:style style:name="T27" style:family="text">
      <style:text-properties officeooo:rsid="02e9f9ce"/>
    </style:style>
    <style:style style:name="T28" style:family="text">
      <style:text-properties officeooo:rsid="02ef31c6"/>
    </style:style>
    <style:style style:name="T29" style:family="text">
      <style:text-properties officeooo:rsid="02f65ee0"/>
    </style:style>
    <style:style style:name="T30" style:family="text">
      <style:text-properties officeooo:rsid="02f82d7a"/>
    </style:style>
    <style:style style:name="T31" style:family="text">
      <style:text-properties officeooo:rsid="02fdaf70"/>
    </style:style>
    <style:style style:name="T32" style:family="text">
      <style:text-properties officeooo:rsid="02fdf790"/>
    </style:style>
    <style:style style:name="T33" style:family="text">
      <style:text-properties officeooo:rsid="03020e34"/>
    </style:style>
    <style:style style:name="T34" style:family="text">
      <style:text-properties officeooo:rsid="0303c93f"/>
    </style:style>
    <style:style style:name="T35" style:family="text">
      <style:text-properties officeooo:rsid="0303e7a5"/>
    </style:style>
    <style:style style:name="T36" style:family="text">
      <style:text-properties officeooo:rsid="0307f7f3"/>
    </style:style>
    <style:style style:name="T37" style:family="text">
      <style:text-properties officeooo:rsid="030cb9cc"/>
    </style:style>
    <style:style style:name="T38" style:family="text">
      <style:text-properties officeooo:rsid="030fa7a8"/>
    </style:style>
    <style:style style:name="T39" style:family="text">
      <style:text-properties officeooo:rsid="0312ed9c"/>
    </style:style>
    <style:style style:name="T40" style:family="text">
      <style:text-properties officeooo:rsid="03192bd2"/>
    </style:style>
    <style:style style:name="T41" style:family="text">
      <style:text-properties officeooo:rsid="031ae166"/>
    </style:style>
    <style:style style:name="T42" style:family="text">
      <style:text-properties officeooo:rsid="031ae601"/>
    </style:style>
    <style:style style:name="T43" style:family="text">
      <style:text-properties officeooo:rsid="031c5d35"/>
    </style:style>
    <style:style style:name="T44" style:family="text">
      <style:text-properties officeooo:rsid="031ee9e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3203e45" style:font-style-asian="normal" style:font-style-complex="normal"/>
    </style:style>
    <style:style style:name="T48" style:family="text">
      <style:text-properties fo:font-style="normal" officeooo:rsid="032236d1"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fo:font-style="normal" officeooo:rsid="03358848" style:font-style-asian="normal" style:font-style-complex="normal"/>
    </style:style>
    <style:style style:name="T54" style:family="text">
      <style:text-properties officeooo:rsid="0322bee4"/>
    </style:style>
    <style:style style:name="T55" style:family="text">
      <style:text-properties fo:color="#569cd6"/>
    </style:style>
    <style:style style:name="T56" style:family="text">
      <style:text-properties fo:color="#569cd6"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9" style:family="text">
      <style:text-properties fo:color="#dcdcaa"/>
    </style:style>
    <style:style style:name="T60" style:family="text">
      <style:text-properties fo:color="#dcdcaa" style:font-name="Droid Sans Mono" fo:font-size="10.5pt" fo:font-style="normal" fo:font-weight="normal" fo:background-color="#1e1e1e" loext:char-shading-value="0" style:font-style-asian="normal" style:font-style-complex="normal"/>
    </style:style>
    <style:style style:name="T61"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2" style:family="text">
      <style:text-properties fo:color="#ce9178"/>
    </style:style>
    <style:style style:name="T63" style:family="text">
      <style:text-properties fo:color="#c586c0"/>
    </style:style>
    <style:style style:name="T64" style:family="text">
      <style:text-properties fo:color="#c586c0" officeooo:rsid="0322bee4"/>
    </style:style>
    <style:style style:name="T65" style:family="text">
      <style:text-properties fo:color="#b5cea8"/>
    </style:style>
    <style:style style:name="T66" style:family="text">
      <style:text-properties fo:color="#b5cea8" style:font-name="Droid Sans Mono" fo:font-size="10.5pt" fo:font-style="normal" fo:font-weight="normal" fo:background-color="#1e1e1e" loext:char-shading-value="0" style:font-style-asian="normal" style:font-style-complex="normal"/>
    </style:style>
    <style:style style:name="T67"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8" style:family="text">
      <style:text-properties officeooo:rsid="032b5da0"/>
    </style:style>
    <style:style style:name="T69" style:family="text">
      <style:text-properties officeooo:rsid="032c4c54"/>
    </style:style>
    <style:style style:name="T70" style:family="text">
      <style:text-properties officeooo:rsid="03362ee7"/>
    </style:style>
    <style:style style:name="T71" style:family="text">
      <style:text-properties officeooo:rsid="033a9ce3"/>
    </style:style>
    <style:style style:name="T72" style:family="text">
      <style:text-properties officeooo:rsid="033bd0c4"/>
    </style:style>
    <style:style style:name="T73" style:family="text">
      <style:text-properties officeooo:rsid="0340a34c"/>
    </style:style>
    <style:style style:name="T74" style:family="text">
      <style:text-properties officeooo:rsid="034103ce"/>
    </style:style>
    <style:style style:name="T75" style:family="text">
      <style:text-properties officeooo:rsid="0343645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מהי שפת ++C ולמה צריך אותה?</text:h>
      <text:p text:style-name="P66">++C היא הרחבה של שפת סי עם הרבה יסודות שאתם מכירים משפת ג'אבה. </text:p>
      <text:p text:style-name="Text_20_body">היא כוללת את כל מה שיש בשפת סי<text:span text:style-name="T33"> עם המון תוספות, למשל</text:span>:</text:p>
      <text:list xml:id="list5359505765923774399" text:style-name="L1">
        <text:list-item>
          <text:p text:style-name="P68">תיכנות מונחה עצמים - מחלקות ואובייקטים;</text:p>
        </text:list-item>
        <text:list-item>
          <text:p text:style-name="P68">תיכנות גנרי בתבניות (template);</text:p>
        </text:list-item>
        <text:list-item>
          <text:p text:style-name="P69">העמסת<text:span text:style-name="T44"> פונקציות ו</text:span>אופרטורים<text:span text:style-name="T35"> (ראו בתוכנית הדוגמה - תיקיה 1 וגם תיקיה 5)</text:span>;</text:p>
        </text:list-item>
        <text:list-item>
          <text:p text:style-name="P67"><text:span text:style-name="T34">בדיקות טיפוסים חזקות </text:span>בזמן קומפילציה;</text:p>
        </text:list-item>
        <text:list-item>
          <text:p text:style-name="P67">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9">,</text:span> עם הבדלים דקים בתוצאה<text:span text:style-name="T29">.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50">++C לעומת ג'אבה</text:p>
      <text:p text:style-name="P9"><text:span text:style-name="T3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6">מדוע בכלל כדאי להשתמש ב++C? כמה סיבות.</text:span></text:p>
      <text:p text:style-name="P13"><text:span text:style-name="T70">א. </text:span><text:span text:style-name="T5">הבנה</text:span><text:span text:style-name="T70">.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3">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5">ב</text:span><text:span text:style-name="T7">.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4216701309853613193" text:style-name="L2">
        <text:list-item>
          <text:p text:style-name="P70">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71">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1">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8">(garbage collection). <text:s/>בג'אבה, אנחנו </text:span><text:span text:style-name="T9">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0"> התהליך הזה נקרא "איסוף זבל".</text:span><text:span text:style-name="T9">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3">ימינה</text:span><text:span text:style-name="T9">... לא נעים. </text:span><text:span text:style-name="T11"><text:s text:c="3"/></text:span><text:span text:style-name="T9"><text:s/>בשפת ++C</text:span><text:span text:style-name="T11">, איסוף זבל לא קורה באופן אוטומטי</text:span><text:span text:style-name="T12">,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54">שימוש בסיסי במערכת יוניקס</text:p>
      <text:p text:style-name="P14">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14"/>
      <text:p text:style-name="P14">לצורך הקורס נשתמש בלינוקס, ובפרט במערכת אובונטו<text:span text:style-name="T24">. המערכת </text:span>אמורה להיות מותקנת על המחשבים במעבדות<text:span text:style-name="T24">,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6071995271610903964" text:style-name="L3">
        <text:list-item>
          <text:p text:style-name="P55">ls - הצגת הקבצים בתיקיה הנוכחית.</text:p>
        </text:list-item>
        <text:list-item>
          <text:p text:style-name="P55">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56">cd [dirname] - הליכה לתיקיה אחרת.</text:p>
        </text:list-item>
        <text:list-item>
          <text:p text:style-name="P56">mkdir [dirname] - יצירת תיקיה חדשה</text:p>
        </text:list-item>
        <text:list-item>
          <text:p text:style-name="P55">cat [filename] - הדפסת תוכן הקובץ.</text:p>
        </text:list-item>
        <text:list-item>
          <text:p text:style-name="P55">nano [filename] - עריכת הקובץ.</text:p>
        </text:list-item>
        <text:list-item>
          <text:p text:style-name="P57">grep [string] <text:s/>- חיפוש מחרוזת בקלט התקני (למה זה טוב? נראה בהמשך).</text:p>
        </text:list-item>
        <text:list-item>
          <text:p text:style-name="P58">source [filename]<text:span text:style-name="T28"> </text:span>- הרצת פקודות מתוך קובץ.</text:p>
        </text:list-item>
      </text:list>
      <text:p text:style-name="P42"/>
      <text:p text:style-name="P15"/>
      <text:p text:style-name="P15">במערכות יוניקס יש מספר קטן של פקודות בסיסיות, שאפשר לשלב ביניהן על-ידי אופרטורי הכוונת קלט ופלט. למשל<text:span text:style-name="T25">:</text:span></text:p>
      <text:list xml:id="list525955301095322273" text:style-name="L4">
        <text:list-item>
          <text:p text:style-name="P61">העברת קובץ כקלט לפקודה - אופרטור הכוונת הקלט<text:span text:style-name="T27"> (input redirection):</text:span></text:p>
        </text:list-item>
        <text:list-item>
          <text:p text:style-name="P59">grep [string] &lt; input.txt</text:p>
        </text:list-item>
        <text:list-item>
          <text:p text:style-name="P62">שמירת התוצאות של פקודה לתוך קובץ - אופרטור הכוונת הפלט (output redirection):</text:p>
        </text:list-item>
        <text:list-item>
          <text:p text:style-name="P60"><text:span text:style-name="T39">ls -latr </text:span>&gt; <text:s/>output.txt</text:p>
        </text:list-item>
        <text:list-item>
          <text:p text:style-name="P63">העברת הפלט של <text:span text:style-name="T26">פקודה אחת לפקודה אחרת - אופרטור הצינור (pipe):</text:span></text:p>
        </text:list-item>
        <text:list-item>
          <text:p text:style-name="P60">ls -latr | grep bash</text:p>
        </text:list-item>
      </text:list>
      <text:p text:style-name="P38"/>
      <text:p text:style-name="P37">ניתן לראות דוגמה בסקריפט showmemory.sh בתיקיה <text:span text:style-name="T37">2</text:span>, שהשתמשתי בו לצורך הדפסת הזיכרון הפנוי הנוכחי.</text:p>
      <text:p text:style-name="P49">התקנת חבילות</text:p>
      <text:p text:style-name="P38">במערכות לינוקס מודרניות ישנן פקודות פשוטות המאפשרות להתקין חבילות חדשות. הפקודות משתנות מהפצה להפצה. בלינוקס, <text:span text:style-name="T30">הפקודה המשמשת להתקנה היא </text:span><text:span text:style-name="T14">apt</text:span><text:span text:style-name="T30">. כדי להשתמש בפקודה הזאת, צריך לקבל "הרשאות משתמש-על" (super-user). איך עושים את זה? שתי דרכים:</text:span></text:p>
      <text:list xml:id="list9150327405865099935" text:style-name="L5">
        <text:list-item>
          <text:p text:style-name="P64">כדי להפוך ל"משתמש על", כותבים את הפקודה <text:span text:style-name="T6">su</text:span> ומכניסים סיסמה. <text:s/>כדי לצאת ממצב "משתמש על", כותבים <text:span text:style-name="T6">exit</text:span>.</text:p>
        </text:list-item>
        <text:list-item>
          <text:p text:style-name="P64">כדי להריץ פקודה אחת כ"משתמש על", כותבים לפני הפקודה <text:span text:style-name="T6">sudo</text:span>. זו השיטה המקובלת. </text:p>
        </text:list-item>
      </text:list>
      <text:p text:style-name="P39"/>
      <text:p text:style-name="P39">הנה דוגמה לפקודה שמתקינה משחק נחמד<text:span text:style-name="T31"> ושימושי</text:span> לשיפור מהירות ההקלדה<text:span text:style-name="T31"> בשפות שונות:</text:span></text:p>
      <text:p text:style-name="P39"/>
      <text:p text:style-name="P25">sudo apt install typespeed</text:p>
      <text:p text:style-name="P25"/>
      <text:p text:style-name="P40">(למי שאוהב משחקי טקסט: ראו משחקים נוספים כאן https://askubuntu.com/q/11485/42073 ).</text:p>
      <text:p text:style-name="P36"/>
      <text:p text:style-name="P53">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2">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26">sudo apt install <text:span text:style-name="T32">clang++-5.0</text:span></text:p>
      <text:p text:style-name="P47">עכשיו אנחנו יכולים לבנות תוכנות ב++C<text:span text:style-name="T38">. למשל, בתיקיה 1, נכתוב:</text:span></text:p>
      <text:p text:style-name="P29">clang++-5.0 hello.cpp</text:p>
      <text:p text:style-name="P30">ls -latr</text:p>
      <text:p text:style-name="P41">ונראה קובץ חדש בשם a.out. זה קובץ שאפשר להריץ. כדי להריץ אותו נכתוב:</text:p>
      <text:p text:style-name="P30">./a.out</text:p>
      <text:p text:style-name="P43"/>
      <text:p text:style-name="P43">בניית תוכנה ב++C (כמו בסי) מורכבת מארבעה שלבים, כדאי להכיר אותם <text:span text:style-name="T69">כדי להבין טוב יותר את הודעות השגיאה שאנחנו מקבלים:</text:span></text:p>
      <text:list xml:id="list3314307805220392877" text:style-name="L6">
        <text:list-item>
          <text:p text:style-name="P65">עיבוד מקדים - preprocess - ביצוע פקודות המתחילות ב-#, כגון הכללת קבצים (#include), הגדרת קבועים (#define) וכו'.<text:span text:style-name="T40"> ראו דוגמה בתיקיה 3.</text:span></text:p>
        </text:list-item>
        <text:list-item>
          <text:p text:style-name="P65">הפיכה לאסמבלר - assemble.</text:p>
        </text:list-item>
        <text:list-item>
          <text:p text:style-name="P65">הפיכה לשפת מכונה - compile.</text:p>
        </text:list-item>
        <text:list-item>
          <text:p text:style-name="P65">קישור כל הקבצים בשפת מכונה עם ספריות חיצוניות (במקרה הצורך) והפיכה לקובץ ריצה - link.</text:p>
        </text:list-item>
      </text:list>
      <text:p text:style-name="P46">ניתן לבצע כל אחד בנפרד ע"פ העברת הפרמטר המתאים ל-clang, אבל בדרך-כלל מריצים את כולם יחד.</text:p>
      <text:p text:style-name="P46"/>
      <text:p text:style-name="P46"/>
      <text:p text:style-name="P48">אנחנו נצטרך חבילות נוספות לבניית פרוייקטים ובקרת גירסאות:</text:p>
      <text:p text:style-name="P27">sudo apt install <text:span text:style-name="T38">build-essential</text:span></text:p>
      <text:p text:style-name="P28">sudo apt install <text:span text:style-name="T68">git</text:span></text:p>
      <text:p text:style-name="P45"/>
      <text:p text:style-name="P44"/>
      <text:p text:style-name="P51">++C לעומת סי</text:p>
      <text:p text:style-name="P10">בשפת ++C נוספו סוגים חדשים שהיו חסרים בסי:</text:p>
      <text:list xml:id="list5915033546231692059" text:style-name="L7">
        <text:list-item>
          <text:p text:style-name="P72">מחרוזת - string; אין צורך יותר להשתמש ב-char* (אלא אם כן צריך להשתמש בפונקציות ספריה ישנות).</text:p>
        </text:list-item>
        <text:list-item>
          <text:p text:style-name="P72">בוליאני - bool;<text:span text:style-name="T41"> עדיף מלהשתמש בהשוואה של מספר שלם לאפס.</text:span></text:p>
        </text:list-item>
        <text:list-item>
          <text:p text:style-name="P72">מחלקה עם ערכים קבועים - enum class - בטוח יותר מה-enum של סי; <text:span text:style-name="T42">הקומפיילר לא מאפשר </text:span>תרגום אוטומטי מ/למספר שלם<text:span text:style-name="T43">; ראו דוגמה בתיקיה 4 (הערה: enum של ג'אבה הוא כמו enum class של ++C).</text:span></text:p>
        </text:list-item>
      </text:list>
      <text:p text:style-name="P12">שינויים נוספים:</text:p>
      <text:list xml:id="list5773170864792109" text:style-name="L8">
        <text:list-item>
          <text:p text:style-name="P73">הכללת קבצי-כותרת סטנדרטיים - בלי סיומת h.</text:p>
        </text:list-item>
        <text:list-item>
          <text:p text:style-name="P73">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12"/>
      <text:p text:style-name="P52">העמסת פונקציות</text:p>
      <text:p text:style-name="P16"><text:span text:style-name="T1">העמסה</text:span> (overloading) היא מצב שבו יש כמה פונקציות עם אותו שם וארגומנטים שונים. הבחירה לאיזה פונקציה לקרוא מתבצעת ע"י <text:span text:style-name="T45">הקומפיילר</text:span><text:span text:style-name="T46">. </text:span><text:span text:style-name="T47">למה זה חשוב? כי זה מאפשר לנו לקרוא לפונקציות בשמות קצרים וברורים, ולסמוך על הקומפיילר שיבחר את הפונקציה הנכונה לפי הצורך. </text:span><text:span text:style-name="T48">הרבה מהתכונות המתקדמות של שפת ++C מסתמכות על העמסה, ולכן כדאי להכיר היטב את המנגנון. </text:span></text:p>
      <text:p text:style-name="P19"/>
      <text:p text:style-name="P20">איך הקומפיילר יודע איזה פונקציה לבחור? הוא עובד בכמה שלבים:</text:p>
      <text:p text:style-name="P20">1. מציאת כל הפונקציות עם השם המתאים.</text:p>
      <text:p text:style-name="P20">2. מתוך קבוצה 1, מציאת כל הפונקציות עם מספר הפרמטרים המתאים.</text:p>
      <text:p text:style-name="P20">3. מתוך קבוצה 2, מציאת הפונקציות עם סוג הפרמטרים המתאים ביותר.</text:p>
      <text:p text:style-name="P17"><text:span text:style-name="T46">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6"> אפשר להשתמש ברקורסיה:</text:span></text:p>
      <text:p text:style-name="P35"><text:span text:style-name="T56">int</text:span><text:span text:style-name="T57"> </text:span><text:span text:style-name="T60">power</text:span><text:span text:style-name="T57">(</text:span><text:span text:style-name="T56">int</text:span><text:span text:style-name="T57"> a, </text:span><text:span text:style-name="T56">unsigned</text:span><text:span text:style-name="T57"> </text:span><text:span text:style-name="T56">int</text:span><text:span text:style-name="T57"> b) {</text:span></text:p>
      <text:p text:style-name="P33"><text:span text:style-name="T54"><text:tab/></text:span>cout &lt;&lt; <text:span text:style-name="T62">" power of ints"</text:span> &lt;&lt; endl;</text:p>
      <text:p text:style-name="P33"><text:span text:style-name="T64"><text:tab/></text:span><text:span text:style-name="T63">return</text:span> b==<text:span text:style-name="T65">0</text:span>? <text:span text:style-name="T65">1</text:span>: a*<text:span text:style-name="T59">power</text:span>(a,b-<text:span text:style-name="T65">1</text:span>);</text:p>
      <text:p text:style-name="P31">}</text:p>
      <text:p text:style-name="P20">אבל כשהחזקה היא מספר ממשי צריך להשתמש בלוג:</text:p>
      <text:p text:style-name="P32"><text:span text:style-name="T55">double</text:span> <text:span text:style-name="T59">power</text:span>(<text:span text:style-name="T55">double</text:span> a, <text:span text:style-name="T55">double</text:span> b) {</text:p>
      <text:p text:style-name="P32">cout &lt;&lt; <text:span text:style-name="T62">" power of reals"</text:span> &lt;&lt; endl;</text:p>
      <text:p text:style-name="P32"><text:span text:style-name="T63">return</text:span> <text:span text:style-name="T59">exp</text:span>(b*<text:span text:style-name="T59">log</text:span>(a));</text:p>
      <text:p text:style-name="P32">}</text:p>
      <text:p text:style-name="P34"/>
      <text:p text:style-name="P24"><text:span text:style-name="T50">הקריאה </text:span><text:span text:style-name="T60">power</text:span><text:span text:style-name="T57">(</text:span><text:span text:style-name="T66">2</text:span><text:span text:style-name="T57">,</text:span><text:span text:style-name="T66">3</text:span><text:span text:style-name="T57">)</text:span><text:span text:style-name="T50"> <text:s/>מגיעה לפונקציה הראשונה והקריאה </text:span><text:span text:style-name="T61">power</text:span><text:span text:style-name="T58">(</text:span><text:span text:style-name="T67">2.0</text:span><text:span text:style-name="T58">,</text:span><text:span text:style-name="T67">3.5</text:span><text:span text:style-name="T58">) </text:span><text:span text:style-name="T50"><text:s/>מגיעה לפונקציה השניה. <text:s/>לאן תגיע הקריאה </text:span><text:span text:style-name="T61">power</text:span><text:span text:style-name="T58">(</text:span><text:span text:style-name="T67">2</text:span><text:span text:style-name="T58">,</text:span><text:span text:style-name="T67">3.5</text:span><text:span text:style-name="T58">)</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21"/>
      <text:p text:style-name="P23"><text:span text:style-name="T50">לא</text:span><text:span text:style-name="T51">ן תגיע הקריאה </text:span><text:span text:style-name="T60">power</text:span><text:span text:style-name="T57">(</text:span><text:span text:style-name="T66">2</text:span><text:span text:style-name="T57">,-</text:span><text:span text:style-name="T66">3</text:span><text:span text:style-name="T57">)</text:span><text:span text:style-name="T51">? היינו מצפים שהיא תגיע לפונקציה השניה כי החזקה שלילית, אבל אצלי היא מגיעה לפונקציה הראשונה ונכנסת לרקורסיה ארוכה מאד - המספר </text:span><text:span text:style-name="T53">מינוס</text:span><text:span text:style-name="T51">3 מומר למספר חיובי גדול</text:span><text:span text:style-name="T52"> - ממש לא מה שהתכווננו לעשות.</text:span></text:p>
      <text:p text:style-name="P22"/>
      <text:p text:style-name="P18"><text:span text:style-name="T52">ה</text:span><text:span text:style-name="T46">מסקנה: צריך מאד להיזהר בהעמסת פונקציות, במיוחד כשהן עם אותו מספר פרמטרים ועם פרמטרים מספריים. </text:span></text:p>
      <text:p text:style-name="P85"/>
      <text:p text:style-name="P85">פונקציות inline</text:p>
      <text:p text:style-name="P76">בשפת C מקובל להשתמש בקטעי מאקרו כדי לחסוך קוד, למשל:</text:p>
      <text:p text:style-name="P79">#define SQUARE(x) x*x</text:p>
      <text:p text:style-name="P81">אבל המנהג הזה מועד לטעויות: </text:p>
      <text:list xml:id="list2790690448788319983" text:style-name="L10">
        <text:list-item>
          <text:p text:style-name="P83"><text:span text:style-name="T73">אין בדיקת טיפוסים. למשל, מה יקרה אם ננסה לעשות SQUARE("abc")? תהיה כנראה שגיאת קימפול לא ברורה.</text:span></text:p>
        </text:list-item>
        <text:list-item>
          <text:p text:style-name="P82">עלולות להיות תופעות לוואי. למשל, מה יקרה אם נעשה SQUARE(i++)? הערך של i יגדל פעמיים.</text:p>
        </text:list-item>
        <text:list-item>
          <text:p text:style-name="P82">עלולות להיות שגיאות לוגיות. למשל, מה יקרה אם נעשה SQUARE(<text:span text:style-name="T74">1+2</text:span>)?<text:span text:style-name="T74"> רמז: זה לא יצא 9.</text:span></text:p>
        </text:list-item>
      </text:list>
      <text:p text:style-name="P77">בשפת <text:span text:style-name="T73">++C </text:span>עדיין אפשר להגדיר קטעי מאקרו, אבל זה מאד מאד לא מומלץ. יש דרך טובה יותר להשיג את אותה מטרה - inline. למשל במקום הקטע הנ"ל אפשר לכתוב:</text:p>
      <text:p text:style-name="P80">inline int square(int x) {return x*x;} </text:p>
      <text:p text:style-name="P77">המילה inline נותנת לקומפיילר רמז, שבמקום ליצור פונקציה <text:span text:style-name="T75">בשם square, שישים את הקוד שלה בגוף התוכנית. כך שמקבלים אותו אפקט כמו מאקרו.</text:span></text:p>
      <text:p text:style-name="P78">האם הקומפיילר באמת עושה את זה? לא תמיד. ראו דוגמה בתיקיה 6. זה תלוי בדגלי האופטימיזציה שמעבירים ל-clang. אם לא מעבירים שום דגלים, <text:s/>המילה inline חסרת משמעות - הקומפיילר בכל מקרה יוצר פונקציה מלאה, ראו בקוד האסמבלי שנוצר. זה שימושי בזמן ניפוי שגיאות. אם מעבירים דגל O2 (אופטימיזציה ברמה 2), אז המילה inline משפיעה באופן כלשהו - בלעדיה הקומפיילר יוצר פונקציה בשם squarei, ואיתה הוא לא יוצר פונקציה כזאת. אבל, עם inline או בלי, הקומפיילר מזהה לבד שאפשר להכניס את הקוד x*x לגוף התוכנית!</text:p>
      <text:p text:style-name="P78"><text:span text:style-name="T1">מסקנה</text:span>: השימוש ב-inline לא משפיע במיוחד, יש להשתמש בו רק בקטעים שבהם כל ננו-שניה היא קריטית (וגם אז לא בטוח שתהיה השפעה).</text:p>
      <text:p text:style-name="P85"/>
      <text:p text:style-name="Heading_20_2">מקורות</text:p>
      <text:list xml:id="list6128685924593358138" text:style-name="L9">
        <text:list-item>
          <text:p text:style-name="P74">מצגות של<text:span text:style-name="T72"> </text:span>אופיר פלא ומירי בן-ניסן.</text:p>
        </text:list-item>
        <text:list-item>
          <text:p text:style-name="P75">https://cseducators.stackexchange.com/a/4189/1873</text:p>
        </text:list-item>
      </text:list>
      <text:p text:style-name="P11">סיכם: אראל סגל-הלוי.<text:span text:style-name="T72">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19:19:57.720905378</dc:date>
    <meta:editing-duration>P7DT13H48M33S</meta:editing-duration>
    <meta:editing-cycles>773</meta:editing-cycles>
    <meta:document-statistic meta:table-count="0" meta:image-count="0" meta:object-count="0" meta:page-count="1" meta:paragraph-count="107" meta:word-count="1934" meta:character-count="11027" meta:non-whitespace-character-count="9196"/>
  </office:meta>
</office:document-meta>
</file>